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AnnotationControllerHandlerMethodTests.dataClassBindingWithOptionalAndConversionError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MyControllerImpl.handle( Writer writer , @ RequestParam ( value = "p" , required = false ) String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arameterDispatchingController.myHandle( HttpServletResponse response , HttpServletRequest 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letAnnotationControllerHandlerMethodTests.requestBodyResponseBody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letAnnotationControllerHandlerMethodTests.requestParamMap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letAnnotationControllerHandlerMethodTests.regularParameterAsSingleString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AnnotationControllerHandlerMethodTests.parameterizedAnnotatedInterface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extRestController.a1( @ RequestBody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pressionValueParamController.myHandle( @ RequestParam ( value = "id" , defaultValue = "${myKey}" ) String id , @ RequestHeader ( defaultValue = "#{systemProperties.myHeader}" ) String header , @ Value ( "#{request.contextPath}" ) String contextPath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AnnotationController.my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indStatusView.renderMergedOutputModel( Map &lt; String , Object &gt; model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AnnotationControllerHandlerMethodTests.parameterDispatchingController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MyAdaptedControllerBase.myHandle( @ RequestParam ( "param1" ) T p1 , int param2 , @ RequestHeader Integer header1 , @ CookieValue int cookie1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xceptionRaisingConverter.convert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RelativeMethodPathDispatchingController.myLangHandle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NotAllowedController.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AnnotationControllerHandlerMethodTests.responseStatus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AdaptedController2.myHandle( TestBean tb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dataClassBindingWithFieldMarkerFallback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mptyParameterListHandlerMethodController.emptyParameterLis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multipartFileAsSingleString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lidTestBean.setValidCountry( String valid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flashAttributesWithResponseEntity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impleMessageConverter.getSupported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amMapController.multiValueMap( @ RequestParam MultiValueMap &lt; String , String &gt; params , Writer writ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letAnnotationControllerHandlerMethodTests.defaultExpressionParameters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rvletAnnotationControllerHandlerMethodTests.httpHead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OptionalParamController.myHandle( @ RequestParam ( required = false ) String id , @ RequestParam ( required = false ) boolean flag , @ RequestHeader ( value = "header" , required = false ) String header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typeController.populate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RecordController.handle( DataRecord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typedCommandProvidingFormController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ontrollerWithErrorThrown.myPath2( Error err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ableDataClassController.handle( @ Nullable DataClass data , BindingResult 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mptyParameterListHandlerMethodController.nonEmptyParameterListHandler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AnnotationControllerHandlerMethodTests.pathPatterns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AdaptedController3.myHandle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ommandProvidingFormController.myHandle( @ ModelAttribute ( "myCommand" ) @ Valid TestBean tb , BindingResult errors , ModelMap 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AnnotationControllerHandlerMethodTests.dataClassBindingWithValidationErrorAndConversionError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MessageConverter.canWrite( Class &lt; ? &gt; clazz , @ Nullable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FormController.getTest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AnnotationControllerHandlerMethodTests.trailingSlash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SpecificBinderInitializingCommandProvidingFormController.initBinder( WebDataBinder binder , String date , @ RequestParam ( "date" ) String [ ] dat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AnnotationControllerHandlerMethodTests.bridgeMethodsWithMultipleInterfaces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ExposingViewResolver.resolveViewName( String viewNam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ModelFormController.myHandle( @ ModelAttribute ( "myCommand" ) TestBean tb , BindingResult errors , Model 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rollerWithEmptyValueMapping.myPath2( Exception ex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typeConversionError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eadersConditionController.ho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ClassController.initBinder( WebDataBinder bi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ValueParamController.myHandle( @ RequestParam ( value = "id" , defaultValue = "foo" ) String id , @ RequestParam ( value = "otherId" , defaultValue = "" ) String id2 , @ RequestHeader ( defaultValue = "bar" ) String header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relativePathDispatchingController( boolean usePathPatter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ervletAnnotationControllerHandlerMethodTests.ambiguousParams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mbiguousPathAndRequestMethodController.patternMatch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MapEditorController.handle( @ RequestParam ( "map" ) Map map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HeadersResponseController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AnnotationControllerHandlerMethodTests.customAnnotationController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AdaptedController2.myHandle( TestBean tb , Errors errors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amMapController.map( @ RequestParam Map &lt; String , String &gt; params , Writer wri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AnnotationControllerHandlerMethodTests.dataClassBindingWithMultipartFile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eClass.DateClass( Local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formController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letAnnotationControllerHandlerMethodTests.binderInitializingCommandProvidingFormController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totypeController.message( int param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AnnotationControllerHandlerMethodTests.dataRecordBinding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AnnotationControllerHandlerMethodTests.responseBodyAsHtmlWithProducesCondition( boolean usePathPatter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MyParameterDispatchingController.myLangHandle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EntityController.ge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ilingSlashController.templatePath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NotAllowedController.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AnnotationControllerHandlerMethodTests.httpPatch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directAttributesController.sendMessage( TestBean testBean , BindingResult result , RedirectAttribut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HeaderMapController.map( @ RequestHeader Map &lt; String , String &gt; headers , Writer wri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AnnotationControllerHandlerMethodTests.DataRecord( String param1 , boolean param2 , int param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ultipartFileDataClass.MultipartFileDataClass( MultipartFile param1 , boolean p2 , Optional &lt; Integer &gt; optional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teBindingFormController.getTestBeans( @ ModelAttribute ( name = "myCommand" , binding = false ) TestBean t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ParameterizedControllerImplWithOverriddenMappings.post( @ ModelAttribute ( "object1" ) TestBean object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AdaptedController3.myHandle( TestBean tb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badRequestRequestBody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yCommandProvidingFormController.createTestBean( @ RequestParam T defaultName , Map &lt; String , Object &gt; model , @ RequestParam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AndViewResolver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TypeHeadersController.handleHtml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ambiguousPathAndRequestMethod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RelativeMethodPathDispatchingController.myHandle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dataClassBindingWithFieldMarker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arameterizedControllerImpl.get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eClassController.handle( DateClass data , BindingResult 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AnnotationControllerHandlerMethodTests.multipartFilesAsStringArray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ustomMapEditor.setAsText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FormController.myHandle( @ ModelAttribute ( "myCommand" ) TestBean tb , BindingResult errors , ModelMap 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ViewResolver.resolveViewName( final String viewName , Locale local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ervletAnnotationControllerHandlerMethodTests.unsupportedPatchBody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letAnnotationControllerHandlerMethodTests.nullCommandController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AnnotationControllerHandlerMethodTests.dataClassBindingWithOptional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directAttributesController.message( ModelMap model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StatusView.BindStatusView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BodyArgMismatchController.handle( @ RequestBody A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ataClass.DataClass( String param1 , boolean p2 , Optional &lt; Integer &gt; optional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AnnotationControllerHandlerMethodTests.redirectAttribute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MyModelAndViewResolver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arameterizedControllerImplWithOverriddenMappings.get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AnnotationControllerHandlerMethodTests.lateBindingFormController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alidatedDataClassController.initBinder( WebDataBinder bi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AnnotationControllerHandlerMethodTests.responseBodyVoid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AnnotationControllerHandlerMethodTests.overlappingMessageConvertersRequestBody( boolean usePathPatter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ducesController.handleHtml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isWillActuallyRun.ho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onstrainedParameterDispatchingController.myOtherHandle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ReadableMessageConverter.canRead( Class &lt; ? &gt; clazz , @ Nullable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optionalParamPresent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cceptHeadersController.handleXml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dDataClassController.handle( @ Valid DataClass data , BindingResult 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ResponseBodyController.handle( @ RequestBody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Controller.processCsv( @ RequestParam ( "content" ) Integer [ ] conten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sController.handleCs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emptyParameterListHandleMethod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xtRestController.a3( @ RequestBody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httpEntity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questHeaderMapController.httpHeaders( @ RequestHeader HttpHeaders headers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RestController.a4( @ RequestBody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NotAllowedController.p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AnnotationControllerHandlerMethodTests.unmappedPathMapping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ducesController.handleXml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ReadableMessageConverter.write( Object o , @ Nullable MediaType contentType , HttpOutputMessage outpu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Controller.doGet( HttpServletRequest req , HttpServletResponse resp , @ RequestParam ( "childId" )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AnnotationControllerHandlerMethodTests.dataClassBindingWithLocalDate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PathGetAndM2PostController.handle1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NullCommandController.handle( @ ModelAttribute TestBean testBean , Errors errors , @ ModelAttribute TestPrincipal modelPrinc , OtherPrincipal requestPrinc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AnnotationControllerHandlerMethodTests.prototypeController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ultipartController.processMultipart( @ RequestParam ( "content" ) String conten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adaptedHandleMethods( boolean usePathPatter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ControllerImpl.method( MyEntity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SetController.myHandle( GenericBean &lt; ? &gt; gb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AnnotationControllerHandlerMethodTests.router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rvletAnnotationControllerHandlerMethodTests.requiredParamMissing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SessionAttributesControllerImpl.get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HeaderMapController.multiValueMap( @ RequestHeader MultiValueMap &lt; String , String &gt; headers , Writer writ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impleMessageConverter.SimpleMessageConverter( MediaType ... supportedMedia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Controller.handleHtml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FileDataClassController.handle( MultipartFileDataClass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ParameterizedControllerImpl.post( TestBean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Controller.initBinder( WebDataBinder bi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AttributesController.initBinder( WebDataBinder dataBi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adaptedHandleMethods3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SessionAttributesController.post( @ ModelAttribute ( "object1" ) Object object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appedPathController.get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customMapEditor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AdaptedController2.myHandle( @ RequestParam ( "param1" ) String p1 , int param2 , HttpServletResponse response , @ RequestHeader ( "header1" ) String h1 , @ CookieValue ( "cookie1" ) String c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ssageConverter.read( Class &lt; ? &gt; clazz , HttpInputMessage inpu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inderInitializingCommandProvidingFormController.myHandle( @ ModelAttribute ( "myCommand" ) @ Valid TestBean tb , BindingResult errors , ModelMap 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AdaptedController.myHandle( TestBean tb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BindingFormController.myHandle( @ ModelAttribute ( name = "myCommand" , binding = true ) TestBean tb , BindingResult errors , ModelMap 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BeanConverter.convert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cleController.find( String pageable , Article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AdaptedController.myHandle( TestBean tb , Errors errors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typeNestedSetBinding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rvletAnnotationControllerHandlerMethodTests.dataClassBindingWithFieldDefault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entTypeHeadersController.handlePdf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licitAndEmptyPathsController.get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gatedContentTypeHeadersController.handlePdf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ViewResolver.render( @ Nullable Map model , HttpServletRequest request , HttpServletResponse respons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MyAdaptedController.myHandle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NullCommandController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clePredicate.accept( Article entit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mbiguousPathAndRequestMethodController.directMatch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dataClassBinding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indingCookieValueController.initBinder( WebDataBinder bi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dataClassBindingWithResult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AnnotationControllerHandlerMethodTests.httpHeadExplicit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AnnotationControllerHandlerMethodTests.specificBinderInitializingCommandProvidingFormController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letAnnotationControllerHandlerMethodTests.methodNotAllowed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sponseEntityController.head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StatusController.handle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responseBodyNoAcceptHeader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AnnotationControllerHandlerMethodTests.testMatchWithoutMethodLevelPath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ilingSlashController.root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dataClassBindingWithNullable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AnnotationControllerHandlerMethodTests.requestHeaderMap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trollerWithErrorThrown.myPath2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SessionAttributesControllerImpl.post( @ ModelAttribute ( "object1" ) Object object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dataClassBindingWithPathVariable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ParameterizedControllerImplWithOverriddenMappings.getTest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HeadersResponseController.createNo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ModelAndViewResolver.render( @ Nullable Map &lt; String , ? &gt; model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RelativePathDispatchingController.myOtherHandle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sessionAttributeExposure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yAdaptedController.myHandle( @ RequestParam ( "param1" ) String p1 , @ RequestParam ( "param2" ) int p2 , @ RequestHeader ( "header1" ) long h1 , @ CookieValue ( name = "cookie1" ) Cookie c1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equivalentMappingsWithSameMethodName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SpecialArgumentResolver.resolveArgument( MethodParameter methodParameter , NativeWebRequest web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AnnotationControllerHandlerMethodTests.restController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stomMapEditorController.initBinder( WebDataBinder bi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sConditionController.home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PartDataClass.ServletPartDataClass( Part param1 , boolean p2 , Optional &lt; Integer &gt; optional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AnnotationControllerHandlerMethodTests.modelAndViewWithStatusInExceptionHandler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SpecialArg.MySpecialArg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AnnotationControllerHandlerMethodTests.dataClassBindingWithNullableAndConversionError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ceptHeadersController.handleHtml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RelativeMethodPathDispatchingController.mySurpriseHandle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therPrincipa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RelativeMethodPathDispatchingController.myOtherHandle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dataClassBindingWithOptionalParameter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AnnotationControllerHandlerMethodTests.defaultParameters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AnnotationControllerHandlerMethodTests.dataClassBindingWithFieldDefaultFallback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ponseEntityController.ba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EntityController.test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ducesController.handle( IllegalArgument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EntityController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ssageConverter.write( Object o , @ Nullable MediaType contentType , HttpOutputMessage outpu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AnnotationControllerHandlerMethodTests.requestMappingInterfaceWithProxy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letAnnotationControllerHandlerMethodTests.errorThrownFromHandlerMethod( boolean usePathPatter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rvletAnnotationControllerHandlerMethodTests.dataClassBindingWithMissingParameter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aClass.param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PartDataClassController.handle( ServletPartDataClass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ModelFormController.getTest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AnnotationControllerHandlerMethodTests.dataClassBindingWithConversionError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ponseEntityController.foo( HttpEntity &lt; byte [ ] &gt; request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NullCommandController.get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modelFormController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mbiguousParamsController.noParams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dataClassBindingWithAdditionalSetter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AnnotationControllerHandlerMethodTests.consumes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ataClass.setParam3( int param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ndViewController.methodWithHttpStatus( MyEntity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gatedContentTypeHeadersController.handleNonPdf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arameterDispatchingController.myOtherHandle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responseAsHttpHeadersNoHeader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CommandProvidingFormController.myThirdHandle( TB tb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NotAllowedController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AnnotationControllerHandlerMethodTests.multipartFileAsStringArray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AnnotationControllerHandlerMethodTests.mavResolver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letAnnotationControllerHandlerMethodTests.explicitAndEmptyPathsControllerMapping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yParameterizedControllerImpl.getTest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partFileDataClass.setParam3( int param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Controller.handlePdf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responseBodyAsHtmlWithSuffixPresent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questResponseBodyProducesController.handle( @ RequestBody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responseBodyAsTextWithCssExtension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ervletAnnotationControllerHandlerMethodTests.relativeMethodPathDispatchingController( boolean usePathPatter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PathOrderingController.method1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SessionAttributesController.get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lerWithEmptyValueMapping.myPath3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requestMappingBaseClass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RelativePathDispatchingController.myLangHandle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acceptHeaders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MethodNotAllowedController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yAdaptedController3.myHandle( TestBean tb , Errors errors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modelAndViewWithStatus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OrderingController.method2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responseBodyWildCardMediaType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AnnotationControllerHandlerMethodTests.emptyValueMapping( boolean usePathPatter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otReadableMessageConverter.read( Class &lt; ? &gt; clazz , HttpInputMessage inpu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responseAsHttpHeaders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RelativePathDispatchingController.mySurpriseHandle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VariableDataClassController.handle( DataClass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ClassController.handle( DataClass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RestController.a2( @ RequestBody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TestBean.getValidCou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optionalParamMissing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artController.processMultipart( @ RequestParam ( "content" ) String [ ] conten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testHeadersCondition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yRelativePathDispatchingController.myHandle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ommandProvidingFormController.getModelAt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PathGetAndM2PostController.handle2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httpEntityWithContentType( boolean usePathPatter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rvletAnnotationControllerHandlerMethodTests.dataClassBindingWithServletPart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MessageConverter.canRead( Class &lt; ? &gt; clazz , @ Nullable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ommandProvidingFormController.myOtherHandle( TB tb , BindingResult errors , ExtendedModelMap model , MySpecialAr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AdaptedControllerBase.modelAttribute( @ RequestParam ( "param1" ) String p1 , @ RequestParam ( value = "paramX" , required = false ) String px , int param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Controller.doGet( HttpServletRequest req , HttpServletResponse res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delAndViewController.rais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inderInitializingCommandProvidingFormController.initBinder( WebDataBinder bi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svController.processCsv( @ RequestParam ( "content" ) Integer conten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regularParameterAsStringArray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AnnotationControllerHandlerMethodTests.doTestAdaptedHandleMethods( boolean usePathPatter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ArticleController.find( boolean sort , Article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okieValueController.handle( @ CookieValue ( "date" ) Date date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AnnotationControllerHandlerMethodTests.pathOrdering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AdaptedController2.myHandle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ndViewController.handl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unsupportedRequestBody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yConstrainedParameterDispatchingController.myLangHandle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mbiguousParamsController.param( @ RequestParam ( "myParam" ) int myParam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modelAndViewWithStatusForRedirect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WebBindingInitializer.initBinder( WebDataBinder bi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AdaptedController3.initBinder( @ RequestParam ( "param1" ) String p1 , @ RequestParam ( value = "paramX" , required = false ) String px , int param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proxiedFormController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rvletAnnotationControllerHandlerMethodTests.httpOptions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PartDataClass.setParam3( int param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requestMappingInterface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directAttributesController.sendMessage( Redirect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ityPredicate.accept( E entit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yAdaptedControllerBase.initBinder( @ RequestParam ( "param1" ) String p1 , @ RequestParam ( value = "paramX" , required = false ) String px , int param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pathVariableWithCustomConverter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odelAndViewController.methodWithHttpStatusForRedirect( MyEntity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ReadableMessageConverter.canWrite( Class &lt; ? &gt; clazz , @ Nullable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parameterCsvAsStringArray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sponseBodyVoid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ataClass.getParam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dataClassBindingWithValidationError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AdaptedController3.myHandle( @ RequestParam ( "param1" ) String p1 , int param2 , @ RequestHeader Integer header1 , @ CookieValue int cookie1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ReadableMessageConverter.getSupported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DataClassController.handle( Optional &lt; DataClass &gt; optionalData , BindingResult 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AnnotationControllerHandlerMethodTests.produces( boolean usePathPatter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ServletAnnotationControllerHandlerMethodTests.responseBodyNoAcceptableMediaType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rvletAnnotationControllerHandlerMethodTests.parameterizedAnnotatedInterfaceWithOverriddenMappingsInImpl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ervletAnnotationControllerHandlerMethodTests.commandProvidingFormControllerWithCustomEditor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rvletAnnotationControllerHandlerMethodTests.adaptedHandleMethods2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responseBodyAsHtml( boolean usePathPatter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ervletAnnotationControllerHandlerMethodTests.responseBodyArgMismatch( boolean usePathPatter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ntrollerWithErrorThrown.myPath3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ponseBodyController.handlePartialUpdate( @ RequestBody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sessionAttributeExposureWithInterface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equiredParamController.myHandle( @ RequestParam ( value = "id" , required = true ) int id , @ RequestHeader ( value = "header" , required = true ) String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yParameterDispatchingController.mySurpriseHandle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Class.param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NotAllowedController.h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totypeController.initBinder( WebDataBinder dataBi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AdaptedController3.modelAttribute( @ RequestParam ( "param1" ) String p1 , @ RequestParam ( value = "paramX" , required = false ) String px , int param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NotAllowedController.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AnnotationControllerHandlerMethodTests.regularParametersAsStringArray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thVariableWithCustomConverterController.myHandle( @ PathVariable ( "id" ) ITest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AnnotationControllerHandlerMethodTests.bridgeMethods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AnnotationControllerHandlerMethodTests.bindingCookieValue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ModelAndViewResolver.resolveModelAndView( Method handlerMethod , Class &lt; ? &gt; handlerType , Object returnValue , ExtendedModelMap implicitModel , NativeWebRequest web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rvletAnnotationControllerHandlerMethodTests.contentTypeHeaders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yAbstractControllerImpl.handle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WithEmptyValueMapping.myPath2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nnotationControllerHandlerMethodTests.negatedContentTypeHeaders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